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 style:data-style-name="N49"/>
    <style:style style:name="ce6" style:family="table-cell" style:parent-style-name="Default" style:data-style-name="N49">
      <style:table-cell-properties fo:background-color="#ffff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mother_name</text:p>
          </table:table-cell>
          <table:table-cell table:style-name="ce1" office:value-type="string" calcext:value-type="string">
            <text:p>cnic_expiry_date</text:p>
          </table:table-cell>
          <table:table-cell office:value-type="string" calcext:value-type="string">
            <text:p>na_constituency_number</text:p>
          </table:table-cell>
          <table:table-cell office:value-type="string" calcext:value-type="string">
            <text:p>pa_constituency_number</text:p>
          </table:table-cell>
          <table:table-cell office:value-type="string" calcext:value-type="string">
            <text:p>INSERTED IN NADRA TABLE</text:p>
          </table:table-cell>
          <table:table-cell office:value-type="string" calcext:value-type="string">
            <text:p>INSERTED IN Users Tab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14301-0536629-1</text:p>
          </table:table-cell>
          <table:table-cell table:style-name="ce4" office:value-type="string" calcext:value-type="string">
            <text:p>Bushra</text:p>
          </table:table-cell>
          <table:table-cell table:style-name="ce6" office:value-type="date" office:date-value="2023-09-02" calcext:value-type="date">
            <text:p>2023-09-02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14301-0536629-2</text:p>
          </table:table-cell>
          <table:table-cell table:style-name="ce4" office:value-type="string" calcext:value-type="string">
            <text:p>Ayesha</text:p>
          </table:table-cell>
          <table:table-cell table:style-name="ce6" office:value-type="date" office:date-value="2023-09-03" calcext:value-type="date">
            <text:p>2023-09-03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  <table:table-cell table:style-name="ce1" office:value-type="string" calcext:value-type="string">
            <text:p>YES</text:p>
          </table:table-cell>
          <table:table-cell/>
          <table:table-cell office:value-type="float" office:value="923495518999" calcext:value-type="float">
            <text:p>923495518999</text:p>
          </table:table-cell>
        </table:table-row>
        <table:table-row table:style-name="ro1">
          <table:table-cell office:value-type="string" calcext:value-type="string">
            <text:p>14301-0536629-3</text:p>
          </table:table-cell>
          <table:table-cell office:value-type="string" calcext:value-type="string">
            <text:p>Nusrat</text:p>
          </table:table-cell>
          <table:table-cell office:value-type="date" office:date-value="2023-09-04" calcext:value-type="date">
            <text:p>2023-09-0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9-4</text:p>
          </table:table-cell>
          <table:table-cell office:value-type="string" calcext:value-type="string">
            <text:p>Saira</text:p>
          </table:table-cell>
          <table:table-cell office:value-type="date" office:date-value="2023-09-05" calcext:value-type="date">
            <text:p>2023-09-0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9-5</text:p>
          </table:table-cell>
          <table:table-cell office:value-type="string" calcext:value-type="string">
            <text:p>Rukhsana</text:p>
          </table:table-cell>
          <table:table-cell office:value-type="date" office:date-value="2023-09-06" calcext:value-type="date">
            <text:p>2023-09-0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9-6</text:p>
          </table:table-cell>
          <table:table-cell office:value-type="string" calcext:value-type="string">
            <text:p>Sakeena</text:p>
          </table:table-cell>
          <table:table-cell office:value-type="date" office:date-value="2023-09-07" calcext:value-type="date">
            <text:p>2023-09-0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9-8</text:p>
          </table:table-cell>
          <table:table-cell office:value-type="string" calcext:value-type="string">
            <text:p>Alia</text:p>
          </table:table-cell>
          <table:table-cell office:value-type="date" office:date-value="2023-09-08" calcext:value-type="date">
            <text:p>2023-09-0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9-9</text:p>
          </table:table-cell>
          <table:table-cell office:value-type="string" calcext:value-type="string">
            <text:p>Aleena</text:p>
          </table:table-cell>
          <table:table-cell office:value-type="date" office:date-value="2023-09-09" calcext:value-type="date">
            <text:p>2023-09-0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0</text:p>
          </table:table-cell>
          <table:table-cell office:value-type="string" calcext:value-type="string">
            <text:p>Alisha</text:p>
          </table:table-cell>
          <table:table-cell office:value-type="date" office:date-value="2023-09-10" calcext:value-type="date">
            <text:p>2023-09-10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1</text:p>
          </table:table-cell>
          <table:table-cell office:value-type="string" calcext:value-type="string">
            <text:p>Reeya</text:p>
          </table:table-cell>
          <table:table-cell office:value-type="date" office:date-value="2023-09-11" calcext:value-type="date">
            <text:p>2023-09-11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2</text:p>
          </table:table-cell>
          <table:table-cell office:value-type="string" calcext:value-type="string">
            <text:p>Fauzia</text:p>
          </table:table-cell>
          <table:table-cell office:value-type="date" office:date-value="2023-09-12" calcext:value-type="date">
            <text:p>2023-09-12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3</text:p>
          </table:table-cell>
          <table:table-cell office:value-type="string" calcext:value-type="string">
            <text:p>Zainab</text:p>
          </table:table-cell>
          <table:table-cell office:value-type="date" office:date-value="2023-09-13" calcext:value-type="date">
            <text:p>2023-09-13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4</text:p>
          </table:table-cell>
          <table:table-cell office:value-type="string" calcext:value-type="string">
            <text:p>Inaya</text:p>
          </table:table-cell>
          <table:table-cell office:value-type="date" office:date-value="2023-09-14" calcext:value-type="date">
            <text:p>2023-09-1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5</text:p>
          </table:table-cell>
          <table:table-cell office:value-type="string" calcext:value-type="string">
            <text:p>Aadab</text:p>
          </table:table-cell>
          <table:table-cell office:value-type="date" office:date-value="2023-09-15" calcext:value-type="date">
            <text:p>2023-09-1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6</text:p>
          </table:table-cell>
          <table:table-cell office:value-type="string" calcext:value-type="string">
            <text:p>Aabidah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7</text:p>
          </table:table-cell>
          <table:table-cell office:value-type="string" calcext:value-type="string">
            <text:p>Zara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8</text:p>
          </table:table-cell>
          <table:table-cell office:value-type="string" calcext:value-type="string">
            <text:p>Aaima</text:p>
          </table:table-cell>
          <table:table-cell office:value-type="date" office:date-value="2023-09-18" calcext:value-type="date">
            <text:p>2023-09-1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-0536620-9</text:p>
          </table:table-cell>
          <table:table-cell office:value-type="string" calcext:value-type="string">
            <text:p>Zoya</text:p>
          </table:table-cell>
          <table:table-cell office:value-type="date" office:date-value="2023-09-19" calcext:value-type="date">
            <text:p>2023-09-1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 style:data-style-name="N2" text:time-value="19:00:14.467436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33:02.741779236</meta:creation-date>
    <dc:date>2023-06-10T19:03:22.313825451</dc:date>
    <meta:editing-duration>PT31M10S</meta:editing-duration>
    <meta:editing-cycles>5</meta:editing-cycles>
    <meta:generator>LibreOffice/7.3.2.2$Linux_X86_64 LibreOffice_project/49f2b1bff42cfccbd8f788c8dc32c1c309559be0</meta:generator>
    <meta:document-statistic meta:table-count="1" meta:cell-count="99" meta:object-count="0"/>
  </office:meta>
</office:document-meta>
</file>